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a4b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b661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b66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075cm" svg:height="2.037cm" svg:x="11.519cm" svg:y="14.346cm" svg:viewBox="0 0 1076 2038" draw:points="160,0 470,0 616,258 465,510 610,763 930,763 1076,1021 925,1269 616,1269 465,1522 621,1790 465,2038 154,2032 15,1785 160,1526 15,1274 160,1011 0,763 160,506 10,253">
            <text:p/>
          </draw:polygon>
          <draw:polygon draw:style-name="gr2" draw:text-style-name="P2" draw:layer="layout" svg:width="1.991cm" svg:height="0.767cm" svg:x="8.772cm" svg:y="15.616cm" svg:viewBox="0 0 1992 768" draw:points="0,513 157,256 460,258 616,3 921,0 1058,246 1378,258 1532,3 1834,3 1992,258 1836,513 1523,515 1376,768 1071,768 918,510 608,513 460,766 152,763">
            <text:p/>
          </draw:polygon>
          <draw:polygon draw:style-name="gr3" draw:text-style-name="P3" draw:layer="layout" svg:width="1.533cm" svg:height="1.281cm" svg:x="9.23cm" svg:y="13.835cm" svg:viewBox="0 0 1534 1282" draw:points="155,258 463,258 616,0 916,0 1074,258 923,506 1074,776 1371,771 1534,1026 1373,1282 1065,1277 916,1019 608,1021 458,1272 145,1272 0,1016 150,768 0,510">
            <text:p/>
          </draw:polygon>
          <draw:g>
            <draw:line draw:style-name="gr4" draw:text-style-name="P4" draw:layer="layout" svg:x1="8.774cm" svg:y1="14.098cm" svg:x2="8.926cm" svg:y2="13.845cm">
              <text:p/>
            </draw:line>
            <draw:line draw:style-name="gr4" draw:text-style-name="P4" draw:layer="layout" svg:x1="8.926cm" svg:y1="13.845cm" svg:x2="9.231cm" svg:y2="13.845cm">
              <text:p/>
            </draw:line>
            <draw:line draw:style-name="gr4" draw:text-style-name="P4" draw:layer="layout" svg:x1="9.233cm" svg:y1="13.845cm" svg:x2="9.385cm" svg:y2="14.098cm">
              <text:p/>
            </draw:line>
          </draw:g>
          <draw:line draw:style-name="gr4" draw:text-style-name="P4" draw:layer="layout" svg:x1="8.774cm" svg:y1="14.095cm" svg:x2="8.926cm" svg:y2="14.348cm">
            <text:p/>
          </draw:line>
          <draw:g>
            <draw:line draw:style-name="gr4" draw:text-style-name="P4" draw:layer="layout" svg:x1="9.233cm" svg:y1="14.348cm" svg:x2="9.385cm" svg:y2="14.095cm">
              <text:p/>
            </draw:line>
            <draw:line draw:style-name="gr4" draw:text-style-name="P4" draw:layer="layout" svg:x1="9.385cm" svg:y1="14.095cm" svg:x2="9.69cm" svg:y2="14.095cm">
              <text:p/>
            </draw:line>
            <draw:line draw:style-name="gr4" draw:text-style-name="P4" draw:layer="layout" svg:x1="9.69cm" svg:y1="14.095cm" svg:x2="9.842cm" svg:y2="14.348cm">
              <text:p/>
            </draw:line>
          </draw:g>
          <draw:g>
            <draw:line draw:style-name="gr4" draw:text-style-name="P4" draw:layer="layout" svg:x1="9.69cm" svg:y1="14.098cm" svg:x2="9.842cm" svg:y2="13.845cm">
              <text:p/>
            </draw:line>
            <draw:line draw:style-name="gr4" draw:text-style-name="P4" draw:layer="layout" svg:x1="9.847cm" svg:y1="13.845cm" svg:x2="10.152cm" svg:y2="13.845cm">
              <text:p/>
            </draw:line>
            <draw:line draw:style-name="gr4" draw:text-style-name="P4" draw:layer="layout" svg:x1="10.152cm" svg:y1="13.845cm" svg:x2="10.304cm" svg:y2="14.098cm">
              <text:p/>
            </draw:line>
          </draw:g>
          <draw:g>
            <draw:line draw:style-name="gr4" draw:text-style-name="P4" draw:layer="layout" svg:x1="10.152cm" svg:y1="14.348cm" svg:x2="10.304cm" svg:y2="14.095cm">
              <text:p/>
            </draw:line>
            <draw:line draw:style-name="gr4" draw:text-style-name="P4" draw:layer="layout" svg:x1="10.305cm" svg:y1="14.095cm" svg:x2="10.61cm" svg:y2="14.095cm">
              <text:p/>
            </draw:line>
            <draw:line draw:style-name="gr4" draw:text-style-name="P4" draw:layer="layout" svg:x1="10.609cm" svg:y1="14.095cm" svg:x2="10.761cm" svg:y2="14.348cm">
              <text:p/>
            </draw:line>
          </draw:g>
          <draw:g>
            <draw:line draw:style-name="gr4" draw:text-style-name="P4" draw:layer="layout" svg:x1="10.609cm" svg:y1="14.098cm" svg:x2="10.761cm" svg:y2="13.845cm">
              <text:p/>
            </draw:line>
            <draw:line draw:style-name="gr4" draw:text-style-name="P4" draw:layer="layout" svg:x1="10.764cm" svg:y1="13.845cm" svg:x2="11.069cm" svg:y2="13.845cm">
              <text:p/>
            </draw:line>
            <draw:line draw:style-name="gr4" draw:text-style-name="P4" draw:layer="layout" svg:x1="11.071cm" svg:y1="13.845cm" svg:x2="11.223cm" svg:y2="14.098cm">
              <text:p/>
            </draw:line>
          </draw:g>
          <draw:g>
            <draw:line draw:style-name="gr4" draw:text-style-name="P4" draw:layer="layout" svg:x1="11.071cm" svg:y1="14.348cm" svg:x2="11.223cm" svg:y2="14.095cm">
              <text:p/>
            </draw:line>
            <draw:line draw:style-name="gr4" draw:text-style-name="P4" draw:layer="layout" svg:x1="11.222cm" svg:y1="14.095cm" svg:x2="11.527cm" svg:y2="14.095cm">
              <text:p/>
            </draw:line>
            <draw:line draw:style-name="gr4" draw:text-style-name="P4" draw:layer="layout" svg:x1="11.528cm" svg:y1="14.095cm" svg:x2="11.68cm" svg:y2="14.348cm">
              <text:p/>
            </draw:line>
          </draw:g>
          <draw:g>
            <draw:line draw:style-name="gr4" draw:text-style-name="P4" draw:layer="layout" svg:x1="11.528cm" svg:y1="14.098cm" svg:x2="11.68cm" svg:y2="13.845cm">
              <text:p/>
            </draw:line>
            <draw:line draw:style-name="gr4" draw:text-style-name="P4" draw:layer="layout" svg:x1="11.68cm" svg:y1="13.845cm" svg:x2="11.985cm" svg:y2="13.845cm">
              <text:p/>
            </draw:line>
            <draw:line draw:style-name="gr4" draw:text-style-name="P4" draw:layer="layout" svg:x1="11.985cm" svg:y1="13.845cm" svg:x2="12.137cm" svg:y2="14.098cm">
              <text:p/>
            </draw:line>
          </draw:g>
          <draw:g>
            <draw:line draw:style-name="gr4" draw:text-style-name="P4" draw:layer="layout" svg:x1="11.985cm" svg:y1="14.348cm" svg:x2="12.137cm" svg:y2="14.095cm">
              <text:p/>
            </draw:line>
            <draw:line draw:style-name="gr4" draw:text-style-name="P4" draw:layer="layout" svg:x1="12.14cm" svg:y1="14.095cm" svg:x2="12.445cm" svg:y2="14.095cm">
              <text:p/>
            </draw:line>
            <draw:line draw:style-name="gr4" draw:text-style-name="P4" draw:layer="layout" svg:x1="12.445cm" svg:y1="14.095cm" svg:x2="12.597cm" svg:y2="14.348cm">
              <text:p/>
            </draw:line>
          </draw:g>
          <draw:line draw:style-name="gr4" draw:text-style-name="P4" draw:layer="layout" svg:x1="12.598cm" svg:y1="14.353cm" svg:x2="12.446cm" svg:y2="14.606cm">
            <text:p/>
          </draw:line>
          <draw:g>
            <draw:line draw:style-name="gr4" draw:text-style-name="P4" draw:layer="layout" svg:x1="8.774cm" svg:y1="14.606cm" svg:x2="8.926cm" svg:y2="14.353cm">
              <text:p/>
            </draw:line>
            <draw:line draw:style-name="gr4" draw:text-style-name="P4" draw:layer="layout" svg:x1="8.926cm" svg:y1="14.353cm" svg:x2="9.231cm" svg:y2="14.353cm">
              <text:p/>
            </draw:line>
            <draw:line draw:style-name="gr4" draw:text-style-name="P4" draw:layer="layout" svg:x1="9.233cm" svg:y1="14.353cm" svg:x2="9.385cm" svg:y2="14.606cm">
              <text:p/>
            </draw:line>
          </draw:g>
          <draw:line draw:style-name="gr4" draw:text-style-name="P4" draw:layer="layout" svg:x1="8.774cm" svg:y1="14.607cm" svg:x2="8.926cm" svg:y2="14.86cm">
            <text:p/>
          </draw:line>
          <draw:g>
            <draw:line draw:style-name="gr4" draw:text-style-name="P4" draw:layer="layout" svg:x1="9.233cm" svg:y1="14.86cm" svg:x2="9.385cm" svg:y2="14.607cm">
              <text:p/>
            </draw:line>
            <draw:line draw:style-name="gr4" draw:text-style-name="P4" draw:layer="layout" svg:x1="9.385cm" svg:y1="14.607cm" svg:x2="9.69cm" svg:y2="14.607cm">
              <text:p/>
            </draw:line>
            <draw:line draw:style-name="gr4" draw:text-style-name="P4" draw:layer="layout" svg:x1="9.69cm" svg:y1="14.607cm" svg:x2="9.842cm" svg:y2="14.86cm">
              <text:p/>
            </draw:line>
          </draw:g>
          <draw:g>
            <draw:line draw:style-name="gr4" draw:text-style-name="P4" draw:layer="layout" svg:x1="9.69cm" svg:y1="14.606cm" svg:x2="9.842cm" svg:y2="14.353cm">
              <text:p/>
            </draw:line>
            <draw:line draw:style-name="gr4" draw:text-style-name="P4" draw:layer="layout" svg:x1="9.847cm" svg:y1="14.353cm" svg:x2="10.152cm" svg:y2="14.353cm">
              <text:p/>
            </draw:line>
            <draw:line draw:style-name="gr4" draw:text-style-name="P4" draw:layer="layout" svg:x1="10.152cm" svg:y1="14.353cm" svg:x2="10.304cm" svg:y2="14.606cm">
              <text:p/>
            </draw:line>
          </draw:g>
          <draw:g>
            <draw:line draw:style-name="gr4" draw:text-style-name="P4" draw:layer="layout" svg:x1="10.152cm" svg:y1="14.86cm" svg:x2="10.304cm" svg:y2="14.607cm">
              <text:p/>
            </draw:line>
            <draw:line draw:style-name="gr4" draw:text-style-name="P4" draw:layer="layout" svg:x1="10.305cm" svg:y1="14.607cm" svg:x2="10.61cm" svg:y2="14.607cm">
              <text:p/>
            </draw:line>
            <draw:line draw:style-name="gr4" draw:text-style-name="P4" draw:layer="layout" svg:x1="10.609cm" svg:y1="14.607cm" svg:x2="10.761cm" svg:y2="14.86cm">
              <text:p/>
            </draw:line>
          </draw:g>
          <draw:g>
            <draw:line draw:style-name="gr4" draw:text-style-name="P4" draw:layer="layout" svg:x1="10.609cm" svg:y1="14.606cm" svg:x2="10.761cm" svg:y2="14.353cm">
              <text:p/>
            </draw:line>
            <draw:line draw:style-name="gr4" draw:text-style-name="P4" draw:layer="layout" svg:x1="10.764cm" svg:y1="14.353cm" svg:x2="11.069cm" svg:y2="14.353cm">
              <text:p/>
            </draw:line>
            <draw:line draw:style-name="gr4" draw:text-style-name="P4" draw:layer="layout" svg:x1="11.071cm" svg:y1="14.353cm" svg:x2="11.223cm" svg:y2="14.606cm">
              <text:p/>
            </draw:line>
          </draw:g>
          <draw:g>
            <draw:line draw:style-name="gr4" draw:text-style-name="P4" draw:layer="layout" svg:x1="11.071cm" svg:y1="14.86cm" svg:x2="11.223cm" svg:y2="14.607cm">
              <text:p/>
            </draw:line>
            <draw:line draw:style-name="gr4" draw:text-style-name="P4" draw:layer="layout" svg:x1="11.222cm" svg:y1="14.607cm" svg:x2="11.527cm" svg:y2="14.607cm">
              <text:p/>
            </draw:line>
            <draw:line draw:style-name="gr4" draw:text-style-name="P4" draw:layer="layout" svg:x1="11.528cm" svg:y1="14.607cm" svg:x2="11.68cm" svg:y2="14.86cm">
              <text:p/>
            </draw:line>
          </draw:g>
          <draw:g>
            <draw:line draw:style-name="gr4" draw:text-style-name="P4" draw:layer="layout" svg:x1="11.528cm" svg:y1="14.606cm" svg:x2="11.68cm" svg:y2="14.353cm">
              <text:p/>
            </draw:line>
            <draw:line draw:style-name="gr4" draw:text-style-name="P4" draw:layer="layout" svg:x1="11.68cm" svg:y1="14.353cm" svg:x2="11.985cm" svg:y2="14.353cm">
              <text:p/>
            </draw:line>
            <draw:line draw:style-name="gr4" draw:text-style-name="P4" draw:layer="layout" svg:x1="11.985cm" svg:y1="14.353cm" svg:x2="12.137cm" svg:y2="14.606cm">
              <text:p/>
            </draw:line>
          </draw:g>
          <draw:g>
            <draw:line draw:style-name="gr4" draw:text-style-name="P4" draw:layer="layout" svg:x1="11.985cm" svg:y1="14.86cm" svg:x2="12.137cm" svg:y2="14.607cm">
              <text:p/>
            </draw:line>
            <draw:line draw:style-name="gr4" draw:text-style-name="P4" draw:layer="layout" svg:x1="12.14cm" svg:y1="14.607cm" svg:x2="12.445cm" svg:y2="14.607cm">
              <text:p/>
            </draw:line>
            <draw:line draw:style-name="gr4" draw:text-style-name="P4" draw:layer="layout" svg:x1="12.445cm" svg:y1="14.607cm" svg:x2="12.597cm" svg:y2="14.86cm">
              <text:p/>
            </draw:line>
          </draw:g>
          <draw:line draw:style-name="gr4" draw:text-style-name="P4" draw:layer="layout" svg:x1="12.598cm" svg:y1="14.857cm" svg:x2="12.446cm" svg:y2="15.11cm">
            <text:p/>
          </draw:line>
          <draw:g>
            <draw:line draw:style-name="gr4" draw:text-style-name="P4" draw:layer="layout" svg:x1="8.774cm" svg:y1="15.111cm" svg:x2="8.926cm" svg:y2="14.858cm">
              <text:p/>
            </draw:line>
            <draw:line draw:style-name="gr4" draw:text-style-name="P4" draw:layer="layout" svg:x1="8.926cm" svg:y1="14.857cm" svg:x2="9.231cm" svg:y2="14.857cm">
              <text:p/>
            </draw:line>
            <draw:line draw:style-name="gr4" draw:text-style-name="P4" draw:layer="layout" svg:x1="9.233cm" svg:y1="14.857cm" svg:x2="9.385cm" svg:y2="15.11cm">
              <text:p/>
            </draw:line>
          </draw:g>
          <draw:line draw:style-name="gr4" draw:text-style-name="P4" draw:layer="layout" svg:x1="8.774cm" svg:y1="15.115cm" svg:x2="8.926cm" svg:y2="15.368cm">
            <text:p/>
          </draw:line>
          <draw:g>
            <draw:line draw:style-name="gr4" draw:text-style-name="P4" draw:layer="layout" svg:x1="9.233cm" svg:y1="15.368cm" svg:x2="9.385cm" svg:y2="15.115cm">
              <text:p/>
            </draw:line>
            <draw:line draw:style-name="gr4" draw:text-style-name="P4" draw:layer="layout" svg:x1="9.385cm" svg:y1="15.115cm" svg:x2="9.69cm" svg:y2="15.115cm">
              <text:p/>
            </draw:line>
            <draw:line draw:style-name="gr4" draw:text-style-name="P4" draw:layer="layout" svg:x1="9.69cm" svg:y1="15.115cm" svg:x2="9.842cm" svg:y2="15.368cm">
              <text:p/>
            </draw:line>
          </draw:g>
          <draw:g>
            <draw:line draw:style-name="gr4" draw:text-style-name="P4" draw:layer="layout" svg:x1="9.69cm" svg:y1="15.111cm" svg:x2="9.842cm" svg:y2="14.858cm">
              <text:p/>
            </draw:line>
            <draw:line draw:style-name="gr4" draw:text-style-name="P4" draw:layer="layout" svg:x1="9.847cm" svg:y1="14.857cm" svg:x2="10.152cm" svg:y2="14.857cm">
              <text:p/>
            </draw:line>
            <draw:line draw:style-name="gr4" draw:text-style-name="P4" draw:layer="layout" svg:x1="10.152cm" svg:y1="14.857cm" svg:x2="10.304cm" svg:y2="15.11cm">
              <text:p/>
            </draw:line>
          </draw:g>
          <draw:g>
            <draw:line draw:style-name="gr4" draw:text-style-name="P4" draw:layer="layout" svg:x1="10.152cm" svg:y1="15.368cm" svg:x2="10.304cm" svg:y2="15.115cm">
              <text:p/>
            </draw:line>
            <draw:line draw:style-name="gr4" draw:text-style-name="P4" draw:layer="layout" svg:x1="10.305cm" svg:y1="15.115cm" svg:x2="10.61cm" svg:y2="15.115cm">
              <text:p/>
            </draw:line>
            <draw:line draw:style-name="gr4" draw:text-style-name="P4" draw:layer="layout" svg:x1="10.609cm" svg:y1="15.115cm" svg:x2="10.761cm" svg:y2="15.368cm">
              <text:p/>
            </draw:line>
          </draw:g>
          <draw:g>
            <draw:line draw:style-name="gr4" draw:text-style-name="P4" draw:layer="layout" svg:x1="10.609cm" svg:y1="15.111cm" svg:x2="10.761cm" svg:y2="14.858cm">
              <text:p/>
            </draw:line>
            <draw:line draw:style-name="gr4" draw:text-style-name="P4" draw:layer="layout" svg:x1="10.764cm" svg:y1="14.857cm" svg:x2="11.069cm" svg:y2="14.857cm">
              <text:p/>
            </draw:line>
            <draw:line draw:style-name="gr4" draw:text-style-name="P4" draw:layer="layout" svg:x1="11.071cm" svg:y1="14.857cm" svg:x2="11.223cm" svg:y2="15.11cm">
              <text:p/>
            </draw:line>
          </draw:g>
          <draw:g>
            <draw:line draw:style-name="gr4" draw:text-style-name="P4" draw:layer="layout" svg:x1="11.071cm" svg:y1="15.368cm" svg:x2="11.223cm" svg:y2="15.115cm">
              <text:p/>
            </draw:line>
            <draw:line draw:style-name="gr4" draw:text-style-name="P4" draw:layer="layout" svg:x1="11.222cm" svg:y1="15.115cm" svg:x2="11.527cm" svg:y2="15.115cm">
              <text:p/>
            </draw:line>
            <draw:line draw:style-name="gr4" draw:text-style-name="P4" draw:layer="layout" svg:x1="11.528cm" svg:y1="15.115cm" svg:x2="11.68cm" svg:y2="15.368cm">
              <text:p/>
            </draw:line>
          </draw:g>
          <draw:g>
            <draw:line draw:style-name="gr4" draw:text-style-name="P4" draw:layer="layout" svg:x1="11.528cm" svg:y1="15.111cm" svg:x2="11.68cm" svg:y2="14.858cm">
              <text:p/>
            </draw:line>
            <draw:line draw:style-name="gr4" draw:text-style-name="P4" draw:layer="layout" svg:x1="11.68cm" svg:y1="14.857cm" svg:x2="11.985cm" svg:y2="14.857cm">
              <text:p/>
            </draw:line>
            <draw:line draw:style-name="gr4" draw:text-style-name="P4" draw:layer="layout" svg:x1="11.985cm" svg:y1="14.857cm" svg:x2="12.137cm" svg:y2="15.11cm">
              <text:p/>
            </draw:line>
          </draw:g>
          <draw:g>
            <draw:line draw:style-name="gr4" draw:text-style-name="P4" draw:layer="layout" svg:x1="11.985cm" svg:y1="15.368cm" svg:x2="12.137cm" svg:y2="15.115cm">
              <text:p/>
            </draw:line>
            <draw:line draw:style-name="gr4" draw:text-style-name="P4" draw:layer="layout" svg:x1="12.14cm" svg:y1="15.115cm" svg:x2="12.445cm" svg:y2="15.115cm">
              <text:p/>
            </draw:line>
            <draw:line draw:style-name="gr4" draw:text-style-name="P4" draw:layer="layout" svg:x1="12.445cm" svg:y1="15.115cm" svg:x2="12.597cm" svg:y2="15.368cm">
              <text:p/>
            </draw:line>
          </draw:g>
          <draw:line draw:style-name="gr4" draw:text-style-name="P4" draw:layer="layout" svg:x1="12.598cm" svg:y1="15.369cm" svg:x2="12.446cm" svg:y2="15.622cm">
            <text:p/>
          </draw:line>
          <draw:g>
            <draw:line draw:style-name="gr4" draw:text-style-name="P4" draw:layer="layout" svg:x1="8.774cm" svg:y1="15.622cm" svg:x2="8.926cm" svg:y2="15.369cm">
              <text:p/>
            </draw:line>
            <draw:line draw:style-name="gr4" draw:text-style-name="P4" draw:layer="layout" svg:x1="8.926cm" svg:y1="15.369cm" svg:x2="9.231cm" svg:y2="15.369cm">
              <text:p/>
            </draw:line>
            <draw:line draw:style-name="gr4" draw:text-style-name="P4" draw:layer="layout" svg:x1="9.233cm" svg:y1="15.369cm" svg:x2="9.385cm" svg:y2="15.622cm">
              <text:p/>
            </draw:line>
          </draw:g>
          <draw:line draw:style-name="gr4" draw:text-style-name="P4" draw:layer="layout" svg:x1="8.774cm" svg:y1="15.619cm" svg:x2="8.926cm" svg:y2="15.872cm">
            <text:p/>
          </draw:line>
          <draw:g>
            <draw:line draw:style-name="gr4" draw:text-style-name="P4" draw:layer="layout" svg:x1="9.233cm" svg:y1="15.873cm" svg:x2="9.385cm" svg:y2="15.62cm">
              <text:p/>
            </draw:line>
            <draw:line draw:style-name="gr4" draw:text-style-name="P4" draw:layer="layout" svg:x1="9.385cm" svg:y1="15.619cm" svg:x2="9.69cm" svg:y2="15.619cm">
              <text:p/>
            </draw:line>
            <draw:line draw:style-name="gr4" draw:text-style-name="P4" draw:layer="layout" svg:x1="9.69cm" svg:y1="15.619cm" svg:x2="9.842cm" svg:y2="15.872cm">
              <text:p/>
            </draw:line>
          </draw:g>
          <draw:g>
            <draw:line draw:style-name="gr4" draw:text-style-name="P4" draw:layer="layout" svg:x1="9.69cm" svg:y1="15.622cm" svg:x2="9.842cm" svg:y2="15.369cm">
              <text:p/>
            </draw:line>
            <draw:line draw:style-name="gr4" draw:text-style-name="P4" draw:layer="layout" svg:x1="9.847cm" svg:y1="15.369cm" svg:x2="10.152cm" svg:y2="15.369cm">
              <text:p/>
            </draw:line>
            <draw:line draw:style-name="gr4" draw:text-style-name="P4" draw:layer="layout" svg:x1="10.152cm" svg:y1="15.369cm" svg:x2="10.304cm" svg:y2="15.622cm">
              <text:p/>
            </draw:line>
          </draw:g>
          <draw:g>
            <draw:line draw:style-name="gr4" draw:text-style-name="P4" draw:layer="layout" svg:x1="10.152cm" svg:y1="15.873cm" svg:x2="10.304cm" svg:y2="15.62cm">
              <text:p/>
            </draw:line>
            <draw:line draw:style-name="gr4" draw:text-style-name="P4" draw:layer="layout" svg:x1="10.305cm" svg:y1="15.619cm" svg:x2="10.61cm" svg:y2="15.619cm">
              <text:p/>
            </draw:line>
            <draw:line draw:style-name="gr4" draw:text-style-name="P4" draw:layer="layout" svg:x1="10.609cm" svg:y1="15.619cm" svg:x2="10.761cm" svg:y2="15.872cm">
              <text:p/>
            </draw:line>
          </draw:g>
          <draw:g>
            <draw:line draw:style-name="gr4" draw:text-style-name="P4" draw:layer="layout" svg:x1="10.609cm" svg:y1="15.622cm" svg:x2="10.761cm" svg:y2="15.369cm">
              <text:p/>
            </draw:line>
            <draw:line draw:style-name="gr4" draw:text-style-name="P4" draw:layer="layout" svg:x1="10.764cm" svg:y1="15.369cm" svg:x2="11.069cm" svg:y2="15.369cm">
              <text:p/>
            </draw:line>
            <draw:line draw:style-name="gr4" draw:text-style-name="P4" draw:layer="layout" svg:x1="11.071cm" svg:y1="15.369cm" svg:x2="11.223cm" svg:y2="15.622cm">
              <text:p/>
            </draw:line>
          </draw:g>
          <draw:g>
            <draw:line draw:style-name="gr4" draw:text-style-name="P4" draw:layer="layout" svg:x1="11.071cm" svg:y1="15.873cm" svg:x2="11.223cm" svg:y2="15.62cm">
              <text:p/>
            </draw:line>
            <draw:line draw:style-name="gr4" draw:text-style-name="P4" draw:layer="layout" svg:x1="11.222cm" svg:y1="15.619cm" svg:x2="11.527cm" svg:y2="15.619cm">
              <text:p/>
            </draw:line>
            <draw:line draw:style-name="gr4" draw:text-style-name="P4" draw:layer="layout" svg:x1="11.528cm" svg:y1="15.619cm" svg:x2="11.68cm" svg:y2="15.872cm">
              <text:p/>
            </draw:line>
          </draw:g>
          <draw:g>
            <draw:line draw:style-name="gr4" draw:text-style-name="P4" draw:layer="layout" svg:x1="11.528cm" svg:y1="15.622cm" svg:x2="11.68cm" svg:y2="15.369cm">
              <text:p/>
            </draw:line>
            <draw:line draw:style-name="gr4" draw:text-style-name="P4" draw:layer="layout" svg:x1="11.68cm" svg:y1="15.369cm" svg:x2="11.985cm" svg:y2="15.369cm">
              <text:p/>
            </draw:line>
            <draw:line draw:style-name="gr4" draw:text-style-name="P4" draw:layer="layout" svg:x1="11.985cm" svg:y1="15.369cm" svg:x2="12.137cm" svg:y2="15.622cm">
              <text:p/>
            </draw:line>
          </draw:g>
          <draw:g>
            <draw:line draw:style-name="gr4" draw:text-style-name="P4" draw:layer="layout" svg:x1="11.985cm" svg:y1="15.873cm" svg:x2="12.137cm" svg:y2="15.62cm">
              <text:p/>
            </draw:line>
            <draw:line draw:style-name="gr4" draw:text-style-name="P4" draw:layer="layout" svg:x1="12.14cm" svg:y1="15.619cm" svg:x2="12.445cm" svg:y2="15.619cm">
              <text:p/>
            </draw:line>
            <draw:line draw:style-name="gr4" draw:text-style-name="P4" draw:layer="layout" svg:x1="12.445cm" svg:y1="15.619cm" svg:x2="12.597cm" svg:y2="15.872cm">
              <text:p/>
            </draw:line>
          </draw:g>
          <draw:line draw:style-name="gr4" draw:text-style-name="P4" draw:layer="layout" svg:x1="12.598cm" svg:y1="15.874cm" svg:x2="12.446cm" svg:y2="16.127cm">
            <text:p/>
          </draw:line>
          <draw:g>
            <draw:line draw:style-name="gr4" draw:text-style-name="P4" draw:layer="layout" svg:x1="8.774cm" svg:y1="16.13cm" svg:x2="8.926cm" svg:y2="15.877cm">
              <text:p/>
            </draw:line>
            <draw:line draw:style-name="gr4" draw:text-style-name="P4" draw:layer="layout" svg:x1="8.926cm" svg:y1="15.874cm" svg:x2="9.231cm" svg:y2="15.874cm">
              <text:p/>
            </draw:line>
            <draw:line draw:style-name="gr4" draw:text-style-name="P4" draw:layer="layout" svg:x1="9.233cm" svg:y1="15.874cm" svg:x2="9.385cm" svg:y2="16.127cm">
              <text:p/>
            </draw:line>
          </draw:g>
          <draw:line draw:style-name="gr4" draw:text-style-name="P4" draw:layer="layout" svg:x1="8.774cm" svg:y1="16.131cm" svg:x2="8.926cm" svg:y2="16.384cm">
            <text:p/>
          </draw:line>
          <draw:line draw:style-name="gr4" draw:text-style-name="P4" draw:layer="layout" svg:x1="8.926cm" svg:y1="16.381cm" svg:x2="9.231cm" svg:y2="16.381cm">
            <text:p/>
          </draw:line>
          <draw:g>
            <draw:line draw:style-name="gr4" draw:text-style-name="P4" draw:layer="layout" svg:x1="9.233cm" svg:y1="16.384cm" svg:x2="9.385cm" svg:y2="16.131cm">
              <text:p/>
            </draw:line>
            <draw:line draw:style-name="gr4" draw:text-style-name="P4" draw:layer="layout" svg:x1="9.385cm" svg:y1="16.131cm" svg:x2="9.69cm" svg:y2="16.131cm">
              <text:p/>
            </draw:line>
            <draw:line draw:style-name="gr4" draw:text-style-name="P4" draw:layer="layout" svg:x1="9.69cm" svg:y1="16.131cm" svg:x2="9.842cm" svg:y2="16.384cm">
              <text:p/>
            </draw:line>
          </draw:g>
          <draw:line draw:style-name="gr4" draw:text-style-name="P4" draw:layer="layout" svg:x1="9.385cm" svg:y1="16.636cm" svg:x2="9.69cm" svg:y2="16.636cm">
            <text:p/>
          </draw:line>
          <draw:line draw:style-name="gr4" draw:text-style-name="P4" draw:layer="layout" svg:x1="9.233cm" svg:y1="16.381cm" svg:x2="9.385cm" svg:y2="16.634cm">
            <text:p/>
          </draw:line>
          <draw:line draw:style-name="gr4" draw:text-style-name="P4" draw:layer="layout" svg:x1="9.845cm" svg:y1="16.381cm" svg:x2="9.693cm" svg:y2="16.634cm">
            <text:p/>
          </draw:line>
          <draw:g>
            <draw:line draw:style-name="gr4" draw:text-style-name="P4" draw:layer="layout" svg:x1="9.69cm" svg:y1="16.13cm" svg:x2="9.842cm" svg:y2="15.877cm">
              <text:p/>
            </draw:line>
            <draw:line draw:style-name="gr4" draw:text-style-name="P4" draw:layer="layout" svg:x1="9.847cm" svg:y1="15.874cm" svg:x2="10.152cm" svg:y2="15.874cm">
              <text:p/>
            </draw:line>
            <draw:line draw:style-name="gr4" draw:text-style-name="P4" draw:layer="layout" svg:x1="10.152cm" svg:y1="15.874cm" svg:x2="10.304cm" svg:y2="16.127cm">
              <text:p/>
            </draw:line>
          </draw:g>
          <draw:line draw:style-name="gr4" draw:text-style-name="P4" draw:layer="layout" svg:x1="9.847cm" svg:y1="16.381cm" svg:x2="10.152cm" svg:y2="16.381cm">
            <text:p/>
          </draw:line>
          <draw:g>
            <draw:line draw:style-name="gr4" draw:text-style-name="P4" draw:layer="layout" svg:x1="10.152cm" svg:y1="16.384cm" svg:x2="10.304cm" svg:y2="16.131cm">
              <text:p/>
            </draw:line>
            <draw:line draw:style-name="gr4" draw:text-style-name="P4" draw:layer="layout" svg:x1="10.305cm" svg:y1="16.131cm" svg:x2="10.61cm" svg:y2="16.131cm">
              <text:p/>
            </draw:line>
            <draw:line draw:style-name="gr4" draw:text-style-name="P4" draw:layer="layout" svg:x1="10.609cm" svg:y1="16.131cm" svg:x2="10.761cm" svg:y2="16.384cm">
              <text:p/>
            </draw:line>
          </draw:g>
          <draw:line draw:style-name="gr4" draw:text-style-name="P4" draw:layer="layout" svg:x1="10.305cm" svg:y1="16.636cm" svg:x2="10.61cm" svg:y2="16.636cm">
            <text:p/>
          </draw:line>
          <draw:line draw:style-name="gr4" draw:text-style-name="P4" draw:layer="layout" svg:x1="10.152cm" svg:y1="16.381cm" svg:x2="10.304cm" svg:y2="16.634cm">
            <text:p/>
          </draw:line>
          <draw:line draw:style-name="gr4" draw:text-style-name="P4" draw:layer="layout" svg:x1="10.762cm" svg:y1="16.381cm" svg:x2="10.61cm" svg:y2="16.634cm">
            <text:p/>
          </draw:line>
          <draw:g>
            <draw:line draw:style-name="gr4" draw:text-style-name="P4" draw:layer="layout" svg:x1="10.609cm" svg:y1="16.13cm" svg:x2="10.761cm" svg:y2="15.877cm">
              <text:p/>
            </draw:line>
            <draw:line draw:style-name="gr4" draw:text-style-name="P4" draw:layer="layout" svg:x1="10.764cm" svg:y1="15.874cm" svg:x2="11.069cm" svg:y2="15.874cm">
              <text:p/>
            </draw:line>
            <draw:line draw:style-name="gr4" draw:text-style-name="P4" draw:layer="layout" svg:x1="11.071cm" svg:y1="15.874cm" svg:x2="11.223cm" svg:y2="16.127cm">
              <text:p/>
            </draw:line>
          </draw:g>
          <draw:line draw:style-name="gr4" draw:text-style-name="P4" draw:layer="layout" svg:x1="10.764cm" svg:y1="16.381cm" svg:x2="11.069cm" svg:y2="16.381cm">
            <text:p/>
          </draw:line>
          <draw:g>
            <draw:line draw:style-name="gr4" draw:text-style-name="P4" draw:layer="layout" svg:x1="11.071cm" svg:y1="16.384cm" svg:x2="11.223cm" svg:y2="16.131cm">
              <text:p/>
            </draw:line>
            <draw:line draw:style-name="gr4" draw:text-style-name="P4" draw:layer="layout" svg:x1="11.222cm" svg:y1="16.131cm" svg:x2="11.527cm" svg:y2="16.131cm">
              <text:p/>
            </draw:line>
            <draw:line draw:style-name="gr4" draw:text-style-name="P4" draw:layer="layout" svg:x1="11.528cm" svg:y1="16.131cm" svg:x2="11.68cm" svg:y2="16.384cm">
              <text:p/>
            </draw:line>
          </draw:g>
          <draw:line draw:style-name="gr4" draw:text-style-name="P4" draw:layer="layout" svg:x1="11.222cm" svg:y1="16.636cm" svg:x2="11.527cm" svg:y2="16.636cm">
            <text:p/>
          </draw:line>
          <draw:line draw:style-name="gr4" draw:text-style-name="P4" draw:layer="layout" svg:x1="11.071cm" svg:y1="16.381cm" svg:x2="11.223cm" svg:y2="16.634cm">
            <text:p/>
          </draw:line>
          <draw:line draw:style-name="gr4" draw:text-style-name="P4" draw:layer="layout" svg:x1="11.679cm" svg:y1="16.381cm" svg:x2="11.527cm" svg:y2="16.634cm">
            <text:p/>
          </draw:line>
          <draw:g>
            <draw:line draw:style-name="gr4" draw:text-style-name="P4" draw:layer="layout" svg:x1="11.528cm" svg:y1="16.13cm" svg:x2="11.68cm" svg:y2="15.877cm">
              <text:p/>
            </draw:line>
            <draw:line draw:style-name="gr4" draw:text-style-name="P4" draw:layer="layout" svg:x1="11.68cm" svg:y1="15.874cm" svg:x2="11.985cm" svg:y2="15.874cm">
              <text:p/>
            </draw:line>
            <draw:line draw:style-name="gr4" draw:text-style-name="P4" draw:layer="layout" svg:x1="11.985cm" svg:y1="15.874cm" svg:x2="12.137cm" svg:y2="16.127cm">
              <text:p/>
            </draw:line>
          </draw:g>
          <draw:line draw:style-name="gr4" draw:text-style-name="P4" draw:layer="layout" svg:x1="11.68cm" svg:y1="16.381cm" svg:x2="11.985cm" svg:y2="16.381cm">
            <text:p/>
          </draw:line>
          <draw:g>
            <draw:line draw:style-name="gr4" draw:text-style-name="P4" draw:layer="layout" svg:x1="11.985cm" svg:y1="16.384cm" svg:x2="12.137cm" svg:y2="16.131cm">
              <text:p/>
            </draw:line>
            <draw:line draw:style-name="gr4" draw:text-style-name="P4" draw:layer="layout" svg:x1="12.14cm" svg:y1="16.131cm" svg:x2="12.445cm" svg:y2="16.131cm">
              <text:p/>
            </draw:line>
            <draw:line draw:style-name="gr4" draw:text-style-name="P4" draw:layer="layout" svg:x1="12.445cm" svg:y1="16.131cm" svg:x2="12.597cm" svg:y2="16.384cm">
              <text:p/>
            </draw:line>
          </draw:g>
          <draw:line draw:style-name="gr4" draw:text-style-name="P4" draw:layer="layout" svg:x1="12.598cm" svg:y1="16.381cm" svg:x2="12.446cm" svg:y2="16.634cm">
            <text:p/>
          </draw:line>
          <draw:line draw:style-name="gr4" draw:text-style-name="P4" draw:layer="layout" svg:x1="12.14cm" svg:y1="16.636cm" svg:x2="12.445cm" svg:y2="16.636cm">
            <text:p/>
          </draw:line>
          <draw:line draw:style-name="gr4" draw:text-style-name="P4" draw:layer="layout" svg:x1="11.985cm" svg:y1="16.381cm" svg:x2="12.137cm" svg:y2="16.634cm">
            <text:p/>
          </draw:line>
          <draw:line draw:style-name="gr4" draw:text-style-name="P4" draw:layer="layout" svg:x1="10.764cm" svg:y1="13.651cm" svg:x2="11.069cm" svg:y2="13.651cm">
            <text:p/>
          </draw:line>
          <draw:line draw:style-name="gr4" draw:text-style-name="P4" draw:layer="layout" svg:x1="10.773cm" svg:y1="13.698cm" svg:x2="10.773cm" svg:y2="13.6cm">
            <text:p/>
          </draw:line>
          <draw:line draw:style-name="gr4" draw:text-style-name="P4" draw:layer="layout" svg:x1="11.08cm" svg:y1="13.698cm" svg:x2="11.08cm" svg:y2="13.6cm">
            <text:p/>
          </draw:line>
          <draw:frame draw:style-name="gr5" draw:text-style-name="P6" draw:layer="layout" svg:width="0.211cm" svg:height="0.338cm" svg:x="10.819cm" svg:y="13.282cm">
            <draw:text-box>
              <text:p text:style-name="P5"><text:span text:style-name="T1">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4:46.990259322</meta:creation-date>
    <dc:date>2018-03-16T15:45:09.628230290</dc:date>
    <meta:editing-duration>PT23S</meta:editing-duration>
    <meta:editing-cycles>1</meta:editing-cycles>
    <meta:document-statistic meta:object-count="193"/>
    <meta:generator>LibreOffice/6.0.0.3$MacOSX_X86_64 LibreOffice_project/64a0f66915f38c6217de274f0aa8e15618924765</meta:generator>
  </office:meta>
</office:document-meta>
</file>